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5cm"/>
    </style:style>
    <style:style style:name="co2" style:family="table-column">
      <style:table-column-properties fo:break-before="auto" style:column-width="4.173cm"/>
    </style:style>
    <style:style style:name="co3" style:family="table-column">
      <style:table-column-properties fo:break-before="auto" style:column-width="2.764cm"/>
    </style:style>
    <style:style style:name="co4" style:family="table-column">
      <style:table-column-properties fo:break-before="auto" style:column-width="4.644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ODUCTOS CON DESCUENTOS ENCADENADO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 calcext:value-type="string">
            <text:p>PRODUCTO</text:p>
          </table:table-cell>
          <table:table-cell office:value-type="string" calcext:value-type="string">
            <text:p>P. UNIDAD</text:p>
          </table:table-cell>
          <table:table-cell office:value-type="string" calcext:value-type="string">
            <text:p>CANTIDAD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RECIO</text:p>
            <text:p>ENERO</text:p>
          </table:table-cell>
          <table:table-cell office:value-type="string" calcext:value-type="string">
            <text:p>PRECIO</text:p>
            <text:p>FEBRERO</text:p>
          </table:table-cell>
          <table:table-cell office:value-type="string" calcext:value-type="string">
            <text:p>PRECIO</text:p>
            <text:p>MARZO</text:p>
          </table:table-cell>
          <table:table-cell office:value-type="string" calcext:value-type="string">
            <text:p>TOTAL</text:p>
            <text:p>REBAJADO</text:p>
          </table:table-cell>
          <table:table-cell office:value-type="string" calcext:value-type="string">
            <text:p>% TOTAL REBAJADO</text:p>
          </table:table-cell>
        </table:table-row>
        <table:table-row table:style-name="ro1">
          <table:table-cell/>
          <table:table-cell office:value-type="string" calcext:value-type="string">
            <text:p>BICICLETA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PELOT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RAQUETA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BALÓN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GUANTES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PANTALÓN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MOCHILA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ZAPATILLAS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SUDADERA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CAMISETA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style-name="ce1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TALES</text:p>
          </table:table-cell>
          <table:table-cell table:formula="of:=SUM([.D5:.D14])" office:value-type="float" office:value="85" calcext:value-type="float">
            <text:p>85</text:p>
          </table:table-cell>
          <table:table-cell table:style-name="ce1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ECHA REBAJAS</text:p>
          </table:table-cell>
          <table:table-cell office:value-type="string" calcext:value-type="string">
            <text:p>%</text:p>
          </table:table-cell>
          <table:table-cell table:number-columns-repeated="5"/>
          <table:table-cell office:value-type="string" calcext:value-type="string">
            <text:p>Posición que ocupa el total rebajado de H8 con respecto a los demás: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REBAJAS ENERO</text:p>
          </table:table-cell>
          <table:table-cell office:value-type="float" office:value="0.15" calcext:value-type="float">
            <text:p>0,15</text:p>
          </table:table-cell>
          <table:table-cell table:number-columns-repeated="5"/>
          <table:table-cell office:value-type="string" calcext:value-type="string">
            <text:p>El tercer total rebajado más pequeño: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REBAJAS FEBRERO</text:p>
          </table:table-cell>
          <table:table-cell office:value-type="float" office:value="0.2" calcext:value-type="float">
            <text:p>0,2</text:p>
          </table:table-cell>
          <table:table-cell table:number-columns-repeated="5"/>
          <table:table-cell office:value-type="string" calcext:value-type="string">
            <text:p>Suma de los totales rebajados cuyo precio de unidad sea mayor que 90: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REBAJAS MARZO</text:p>
          </table:table-cell>
          <table:table-cell office:value-type="float" office:value="0.35" calcext:value-type="float">
            <text:p>0,35</text:p>
          </table:table-cell>
          <table:table-cell table:number-columns-repeated="7"/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8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08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8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1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6">
      <number:number number:decimal-places="2" number:min-integer-digits="1" number:grouping="true"/>
      <number:text> €</number:text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6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6P2" style:volatile="true">
      <loext:fill-character> </loext:fill-character>
      <number:text>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0P2" style:volatile="true">
      <loext:fill-character> </loext:fill-character>
      <number:text>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5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>
      <style:table-cell-properties fo:padding="0.071cm"/>
    </style:style>
    <style:style style:name="Excel_5f_BuiltIn_5f_Énfasis1" style:display-name="Excel_BuiltIn_Énfasis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Gill Sans MT" fo:font-family="'Gill Sans MT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12">
      <style:table-cell-properties fo:padding="0.071cm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75%" style:writing-mode="lr-tb" style:print="charts drawings grid header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85%" style:writing-mode="lr-tb" style:print="charts drawings grid header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20:48:16.16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ORCENTAJES_20_3" style:display-name="PageStyle_PORCENTAJES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RCENTAJES_20_3_20_1" style:display-name="PageStyle_PORCENTAJES 3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RCENTAJES_20_3_20_2" style:display-name="PageStyle_PORCENTAJES 3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RCENTAJES_20_4" style:display-name="PageStyle_PORCENTAJES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RCENTAJES_20_4_20_1" style:display-name="PageStyle_PORCENTAJES 4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3:25:42.984000000</meta:creation-date>
    <meta:generator>LibreOffice/4.2.4.2$Windows_x86 LibreOffice_project/63150712c6d317d27ce2db16eb94c2f3d7b699f8</meta:generator>
    <dc:date>2017-03-21T20:48:32.386000000</dc:date>
    <meta:editing-duration>PT1H18M52S</meta:editing-duration>
    <meta:editing-cycles>12</meta:editing-cycles>
    <meta:document-statistic meta:table-count="1" meta:cell-count="53" meta:object-count="0"/>
  </office:meta>
</office:document-meta>
</file>